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93FC65D7682525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3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fo:min-height="0.158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93FC65D7682525C0.png" xlink:type="simple" xlink:show="embed" xlink:actuate="onLoad" draw:mime-type="image/png">
              <text:p/>
            </draw:image>
          </draw:frame>
          <draw:frame draw:style-name="gr2" draw:text-style-name="P3" draw:layer="layout" svg:width="2.68cm" svg:height="0.989cm" svg:x="3.22cm" svg:y="10.703cm">
            <draw:text-box>
              <text:p text:style-name="P2"><text:span text:style-name="T1">Scenario path and name</text:span></text:p>
            </draw:text-box>
          </draw:frame>
          <draw:line draw:style-name="gr3" draw:text-style-name="P4" draw:layer="layout" svg:x1="6.949cm" svg:y1="18.511cm" svg:x2="7.218cm" svg:y2="17.922cm">
            <text:p/>
          </draw:line>
          <draw:frame draw:style-name="gr4" draw:text-style-name="P5" draw:layer="layout" svg:width="2.021cm" svg:height="0.595cm" svg:x="13.009cm" svg:y="18.513cm">
            <draw:text-box>
              <text:p text:style-name="P1"><text:span text:style-name="T1">Open help</text:span></text:p>
            </draw:text-box>
          </draw:frame>
          <draw:frame draw:style-name="gr5" draw:text-style-name="P5" draw:layer="layout" svg:width="2.666cm" svg:height="0.595cm" svg:x="5.241cm" svg:y="18.514cm">
            <draw:text-box>
              <text:p text:style-name="P1"><text:span text:style-name="T1">Save scenario</text:span></text:p>
            </draw:text-box>
          </draw:frame>
          <draw:line draw:style-name="gr3" draw:text-style-name="P4" draw:layer="layout" svg:x1="13.928cm" svg:y1="18.501cm" svg:x2="13.449cm" svg:y2="17.922cm">
            <text:p/>
          </draw:line>
          <draw:frame draw:style-name="gr2" draw:text-style-name="P3" draw:layer="layout" svg:width="2.68cm" svg:height="0.989cm" svg:x="3.22cm" svg:y="14.049cm">
            <draw:text-box>
              <text:p text:style-name="P2"><text:span text:style-name="T1">Scenario description</text:span></text:p>
            </draw:text-box>
          </draw:frame>
          <draw:line draw:style-name="gr3" draw:text-style-name="P4" draw:layer="layout" svg:x1="5.909cm" svg:y1="11.196cm" svg:x2="6.559cm" svg:y2="11.192cm">
            <text:p/>
          </draw:line>
          <draw:line draw:style-name="gr3" draw:text-style-name="P4" draw:layer="layout" svg:x1="5.907cm" svg:y1="14.566cm" svg:x2="6.557cm" svg:y2="14.562cm">
            <text:p/>
          </draw:line>
          <draw:frame draw:style-name="gr6" draw:text-style-name="P5" draw:layer="layout" svg:width="3.828cm" svg:height="0.595cm" svg:x="8.072cm" svg:y="18.516cm">
            <draw:text-box>
              <text:p text:style-name="P1"><text:span text:style-name="T1">Cancel without saving</text:span></text:p>
            </draw:text-box>
          </draw:frame>
          <draw:line draw:style-name="gr3" draw:text-style-name="P4" draw:layer="layout" svg:x1="9.066cm" svg:y1="18.494cm" svg:x2="8.706cm" svg:y2="17.9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6T00:51:01.008000000</dc:date>
    <meta:editing-duration>PT49M44S</meta:editing-duration>
    <meta:editing-cycles>13</meta:editing-cycles>
    <meta:generator>LibreOffice/7.2.6.2$Windows_X86_64 LibreOffice_project/b0ec3a565991f7569a5a7f5d24fed7f52653d754</meta:generator>
    <meta:document-statistic meta:object-count="12"/>
  </office:meta>
</office:document-meta>
</file>